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5.89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>
            <text:p>Identifiant</text:p>
          </table:table-cell>
          <table:table-cell office:value-type="string">
            <text:p>Mnemonique</text:p>
          </table:table-cell>
          <table:table-cell office:value-type="string">
            <text:p>Taille</text:p>
          </table:table-cell>
          <table:table-cell office:value-type="string">
            <text:p>Signature</text:p>
          </table:table-cell>
          <table:table-cell office:value-type="string">
            <text:p>Masque</text:p>
          </table:table-cell>
          <table:table-cell office:value-type="string">
            <text:p>Operandes</text:p>
          </table:table-cell>
          <table:table-cell office:value-type="string">
            <text:p>Registers</text:p>
          </table:table-cell>
          <table:table-cell office:value-type="string">
            <text:p>Immediates</text:p>
          </table:table-cell>
          <table:table-cell office:value-type="string">
            <text:p>IT</text:p>
          </table:table-cell>
          <table:table-cell office:value-type="string">
            <text:p>TreatImm</text:p>
          </table:table-cell>
          <table:table-cell office:value-type="string">
            <text:p>TreatReg</text:p>
          </table:table-cell>
          <table:table-cell table:number-columns-repeated="1013"/>
        </table:table-row>
        <table:table-row table:style-name="ro1">
          <table:table-cell office:value-type="string">
            <text:p>ADD_Imm_T1</text:p>
          </table:table-cell>
          <table:table-cell office:value-type="string">
            <text:p>ADD</text:p>
          </table:table-cell>
          <table:table-cell office:value-type="float" office:value="16">
            <text:p>16</text:p>
          </table:table-cell>
          <table:table-cell office:value-type="string">
            <text:p>0x1C00</text:p>
          </table:table-cell>
          <table:table-cell office:value-type="string">
            <text:p>0xFE00</text:p>
          </table:table-cell>
          <table:table-cell office:value-type="float" office:value="3">
            <text:p>3</text:p>
          </table:table-cell>
          <table:table-cell office:value-type="string">
            <text:p>2-0:5-3</text:p>
          </table:table-cell>
          <table:table-cell office:value-type="string">
            <text:p>8-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DD_Imm_T2</text:p>
          </table:table-cell>
          <table:table-cell office:value-type="string">
            <text:p>ADD</text:p>
          </table:table-cell>
          <table:table-cell office:value-type="float" office:value="16">
            <text:p>16</text:p>
          </table:table-cell>
          <table:table-cell office:value-type="string">
            <text:p>0x3000</text:p>
          </table:table-cell>
          <table:table-cell office:value-type="string">
            <text:p>0xF800</text:p>
          </table:table-cell>
          <table:table-cell office:value-type="float" office:value="2">
            <text:p>2</text:p>
          </table:table-cell>
          <table:table-cell office:value-type="string">
            <text:p>10-8</text:p>
          </table:table-cell>
          <table:table-cell office:value-type="string">
            <text:p>7-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DD_Imm_T3</text:p>
          </table:table-cell>
          <table:table-cell office:value-type="string">
            <text:p>ADD</text:p>
          </table:table-cell>
          <table:table-cell office:value-type="float" office:value="32">
            <text:p>32</text:p>
          </table:table-cell>
          <table:table-cell office:value-type="string">
            <text:p>0xF1000000</text:p>
          </table:table-cell>
          <table:table-cell office:value-type="string">
            <text:p>0xFBE08000</text:p>
          </table:table-cell>
          <table:table-cell office:value-type="float" office:value="3">
            <text:p>3</text:p>
          </table:table-cell>
          <table:table-cell office:value-type="string">
            <text:p>11-8:19-16</text:p>
          </table:table-cell>
          <table:table-cell office:value-type="string">
            <text:p>26-26:14-12:7-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DD_Imm_T4</text:p>
          </table:table-cell>
          <table:table-cell office:value-type="string">
            <text:p>ADDW</text:p>
          </table:table-cell>
          <table:table-cell office:value-type="float" office:value="32">
            <text:p>32</text:p>
          </table:table-cell>
          <table:table-cell office:value-type="string">
            <text:p>0xF2000000</text:p>
          </table:table-cell>
          <table:table-cell office:value-type="string">
            <text:p>0xFBF08000</text:p>
          </table:table-cell>
          <table:table-cell office:value-type="float" office:value="3">
            <text:p>3</text:p>
          </table:table-cell>
          <table:table-cell office:value-type="string">
            <text:p>11-8:19-16</text:p>
          </table:table-cell>
          <table:table-cell office:value-type="string">
            <text:p>26-26:14-12: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D_Reg_T1</text:p>
          </table:table-cell>
          <table:table-cell office:value-type="string">
            <text:p>ADD</text:p>
          </table:table-cell>
          <table:table-cell office:value-type="float" office:value="16">
            <text:p>16</text:p>
          </table:table-cell>
          <table:table-cell office:value-type="string">
            <text:p>0x1800</text:p>
          </table:table-cell>
          <table:table-cell office:value-type="string">
            <text:p>0xFE00</text:p>
          </table:table-cell>
          <table:table-cell office:value-type="float" office:value="3">
            <text:p>3</text:p>
          </table:table-cell>
          <table:table-cell office:value-type="string">
            <text:p>2-0:5-3:8-6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DD_Reg_T2</text:p>
          </table:table-cell>
          <table:table-cell office:value-type="string">
            <text:p>ADD</text:p>
          </table:table-cell>
          <table:table-cell office:value-type="float" office:value="16">
            <text:p>16</text:p>
          </table:table-cell>
          <table:table-cell office:value-type="string">
            <text:p>0x4400</text:p>
          </table:table-cell>
          <table:table-cell office:value-type="string">
            <text:p>0xFF00</text:p>
          </table:table-cell>
          <table:table-cell office:value-type="float" office:value="2">
            <text:p>2</text:p>
          </table:table-cell>
          <table:table-cell office:value-type="string">
            <text:p>2-0:6-3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DD_Reg_T3</text:p>
          </table:table-cell>
          <table:table-cell office:value-type="string">
            <text:p>ADD</text:p>
          </table:table-cell>
          <table:table-cell office:value-type="float" office:value="32">
            <text:p>32</text:p>
          </table:table-cell>
          <table:table-cell office:value-type="string">
            <text:p>0xEB000000</text:p>
          </table:table-cell>
          <table:table-cell office:value-type="string">
            <text:p>0xFFE08000</text:p>
          </table:table-cell>
          <table:table-cell office:value-type="float" office:value="4">
            <text:p>4</text:p>
          </table:table-cell>
          <table:table-cell office:value-type="string">
            <text:p>11-8:19-16:3-0</text:p>
          </table:table-cell>
          <table:table-cell office:value-type="string">
            <text:p>14-12:7-6:5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_T1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string">
            <text:p>0xD000</text:p>
          </table:table-cell>
          <table:table-cell office:value-type="string">
            <text:p>0xF00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11-8:7-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_T2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string">
            <text:p>0x1C00</text:p>
          </table:table-cell>
          <table:table-cell office:value-type="string">
            <text:p>0xF1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0-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_T3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0xF0008000</text:p>
          </table:table-cell>
          <table:table-cell office:value-type="string">
            <text:p>0xF800D00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25-22:26-26:13-13:11-11:21-16:10-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_T4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0xF0009000</text:p>
          </table:table-cell>
          <table:table-cell office:value-type="string">
            <text:p>0xF800D0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26-26:13-13:11-11:21-16:10-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L_T1</text:p>
          </table:table-cell>
          <table:table-cell office:value-type="string">
            <text:p>BL</text:p>
          </table:table-cell>
          <table:table-cell office:value-type="float" office:value="32">
            <text:p>32</text:p>
          </table:table-cell>
          <table:table-cell office:value-type="string">
            <text:p>0xF000D000</text:p>
          </table:table-cell>
          <table:table-cell office:value-type="string">
            <text:p>0xF800D0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26-26:13-13:11-11:21-16:10-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X_T1</text:p>
          </table:table-cell>
          <table:table-cell office:value-type="string">
            <text:p>BX</text:p>
          </table:table-cell>
          <table:table-cell office:value-type="float" office:value="16">
            <text:p>16</text:p>
          </table:table-cell>
          <table:table-cell office:value-type="string">
            <text:p>0x4700</text:p>
          </table:table-cell>
          <table:table-cell office:value-type="string">
            <text:p>0xFF80</text:p>
          </table:table-cell>
          <table:table-cell office:value-type="float" office:value="1">
            <text:p>1</text:p>
          </table:table-cell>
          <table:table-cell office:value-type="string">
            <text:p>6-3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MP_Imm_T1</text:p>
          </table:table-cell>
          <table:table-cell office:value-type="string">
            <text:p>CMP</text:p>
          </table:table-cell>
          <table:table-cell office:value-type="float" office:value="16">
            <text:p>16</text:p>
          </table:table-cell>
          <table:table-cell office:value-type="string">
            <text:p>0x2800</text:p>
          </table:table-cell>
          <table:table-cell office:value-type="string">
            <text:p>0xF800</text:p>
          </table:table-cell>
          <table:table-cell office:value-type="float" office:value="2">
            <text:p>2</text:p>
          </table:table-cell>
          <table:table-cell office:value-type="string">
            <text:p>10-8</text:p>
          </table:table-cell>
          <table:table-cell office:value-type="string">
            <text:p>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MP_Imm_T2</text:p>
          </table:table-cell>
          <table:table-cell office:value-type="string">
            <text:p>CMP</text:p>
          </table:table-cell>
          <table:table-cell office:value-type="float" office:value="32">
            <text:p>32</text:p>
          </table:table-cell>
          <table:table-cell office:value-type="string">
            <text:p>0xF1B00F00</text:p>
          </table:table-cell>
          <table:table-cell office:value-type="string">
            <text:p>0xFBF08F00</text:p>
          </table:table-cell>
          <table:table-cell office:value-type="float" office:value="2">
            <text:p>2</text:p>
          </table:table-cell>
          <table:table-cell office:value-type="string">
            <text:p>19-16</text:p>
          </table:table-cell>
          <table:table-cell office:value-type="string">
            <text:p>26-26:14-12:7-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MP_Reg_T1</text:p>
          </table:table-cell>
          <table:table-cell office:value-type="string">
            <text:p>CMP</text:p>
          </table:table-cell>
          <table:table-cell office:value-type="float" office:value="16">
            <text:p>16</text:p>
          </table:table-cell>
          <table:table-cell office:value-type="string">
            <text:p>0x4280</text:p>
          </table:table-cell>
          <table:table-cell office:value-type="string">
            <text:p>0xFFC0</text:p>
          </table:table-cell>
          <table:table-cell office:value-type="float" office:value="2">
            <text:p>2</text:p>
          </table:table-cell>
          <table:table-cell office:value-type="string">
            <text:p>2-0:5-3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MP_Reg_T2</text:p>
          </table:table-cell>
          <table:table-cell office:value-type="string">
            <text:p>CMP</text:p>
          </table:table-cell>
          <table:table-cell office:value-type="float" office:value="16">
            <text:p>16</text:p>
          </table:table-cell>
          <table:table-cell office:value-type="string">
            <text:p>0x4500</text:p>
          </table:table-cell>
          <table:table-cell office:value-type="string">
            <text:p>0xFF00</text:p>
          </table:table-cell>
          <table:table-cell office:value-type="float" office:value="2">
            <text:p>2</text:p>
          </table:table-cell>
          <table:table-cell office:value-type="string">
            <text:p>2-0:6-3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MP_Reg_T3</text:p>
          </table:table-cell>
          <table:table-cell office:value-type="string">
            <text:p>CMP</text:p>
          </table:table-cell>
          <table:table-cell office:value-type="float" office:value="32">
            <text:p>32</text:p>
          </table:table-cell>
          <table:table-cell office:value-type="string">
            <text:p>0xEBB00F00</text:p>
          </table:table-cell>
          <table:table-cell office:value-type="string">
            <text:p>0xFFF00F00</text:p>
          </table:table-cell>
          <table:table-cell office:value-type="float" office:value="3">
            <text:p>3</text:p>
          </table:table-cell>
          <table:table-cell office:value-type="string">
            <text:p>19-16:3-0</text:p>
          </table:table-cell>
          <table:table-cell office:value-type="string">
            <text:p>14-12:7-6:5-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T_T1</text:p>
          </table:table-cell>
          <table:table-cell office:value-type="string">
            <text:p>IT</text:p>
          </table:table-cell>
          <table:table-cell office:value-type="float" office:value="16">
            <text:p>16</text:p>
          </table:table-cell>
          <table:table-cell office:value-type="string">
            <text:p>0xBF00</text:p>
          </table:table-cell>
          <table:table-cell office:value-type="string">
            <text:p>0xFF0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7-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DR_Imm_T1</text:p>
          </table:table-cell>
          <table:table-cell office:value-type="string">
            <text:p>LDR</text:p>
          </table:table-cell>
          <table:table-cell office:value-type="float" office:value="16">
            <text:p>16</text:p>
          </table:table-cell>
          <table:table-cell office:value-type="string">
            <text:p>0x6800</text:p>
          </table:table-cell>
          <table:table-cell office:value-type="string">
            <text:p>0xF800</text:p>
          </table:table-cell>
          <table:table-cell office:value-type="float" office:value="3">
            <text:p>3</text:p>
          </table:table-cell>
          <table:table-cell office:value-type="string">
            <text:p>2-0:5-3</text:p>
          </table:table-cell>
          <table:table-cell office:value-type="string">
            <text:p>10-6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DR_Imm_T2</text:p>
          </table:table-cell>
          <table:table-cell office:value-type="string">
            <text:p>LDR</text:p>
          </table:table-cell>
          <table:table-cell office:value-type="float" office:value="16">
            <text:p>16</text:p>
          </table:table-cell>
          <table:table-cell office:value-type="string">
            <text:p>0x9800</text:p>
          </table:table-cell>
          <table:table-cell office:value-type="string">
            <text:p>0xF800</text:p>
          </table:table-cell>
          <table:table-cell office:value-type="float" office:value="2">
            <text:p>2</text:p>
          </table:table-cell>
          <table:table-cell office:value-type="string">
            <text:p>10-8</text:p>
          </table:table-cell>
          <table:table-cell office:value-type="string">
            <text:p>7-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DR_Imm_T3</text:p>
          </table:table-cell>
          <table:table-cell office:value-type="string">
            <text:p>LDR</text:p>
          </table:table-cell>
          <table:table-cell office:value-type="float" office:value="32">
            <text:p>32</text:p>
          </table:table-cell>
          <table:table-cell office:value-type="string">
            <text:p>0xF8D00000</text:p>
          </table:table-cell>
          <table:table-cell office:value-type="string">
            <text:p>0xFFF00000</text:p>
          </table:table-cell>
          <table:table-cell office:value-type="float" office:value="3">
            <text:p>3</text:p>
          </table:table-cell>
          <table:table-cell office:value-type="string">
            <text:p>15-12:19-16</text:p>
          </table:table-cell>
          <table:table-cell office:value-type="string">
            <text:p>11-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LDR_Imm_T4</text:p>
          </table:table-cell>
          <table:table-cell office:value-type="string">
            <text:p>LDR</text:p>
          </table:table-cell>
          <table:table-cell office:value-type="float" office:value="32">
            <text:p>32</text:p>
          </table:table-cell>
          <table:table-cell office:value-type="string">
            <text:p>0xF8500800</text:p>
          </table:table-cell>
          <table:table-cell office:value-type="string">
            <text:p>0xFFF00800</text:p>
          </table:table-cell>
          <table:table-cell office:value-type="float" office:value="3">
            <text:p>3</text:p>
          </table:table-cell>
          <table:table-cell office:value-type="string">
            <text:p>15-12:19-16</text:p>
          </table:table-cell>
          <table:table-cell office:value-type="string">
            <text:p>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DR_Lit_T1</text:p>
          </table:table-cell>
          <table:table-cell office:value-type="string">
            <text:p>LDR</text:p>
          </table:table-cell>
          <table:table-cell office:value-type="float" office:value="16">
            <text:p>16</text:p>
          </table:table-cell>
          <table:table-cell office:value-type="string">
            <text:p>0x4800</text:p>
          </table:table-cell>
          <table:table-cell office:value-type="string">
            <text:p>0xF800</text:p>
          </table:table-cell>
          <table:table-cell office:value-type="float" office:value="2">
            <text:p>2</text:p>
          </table:table-cell>
          <table:table-cell office:value-type="string">
            <text:p>10-8</text:p>
          </table:table-cell>
          <table:table-cell office:value-type="string">
            <text:p>7-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DR_Lit_T2</text:p>
          </table:table-cell>
          <table:table-cell office:value-type="string">
            <text:p>LDR</text:p>
          </table:table-cell>
          <table:table-cell office:value-type="float" office:value="16">
            <text:p>16</text:p>
          </table:table-cell>
          <table:table-cell office:value-type="string">
            <text:p>0xF85F0000</text:p>
          </table:table-cell>
          <table:table-cell office:value-type="string">
            <text:p>0xFF7F0000</text:p>
          </table:table-cell>
          <table:table-cell office:value-type="float" office:value="2">
            <text:p>2</text:p>
          </table:table-cell>
          <table:table-cell office:value-type="string">
            <text:p>15-12</text:p>
          </table:table-cell>
          <table:table-cell office:value-type="string">
            <text:p>11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OV_Imm_T1</text:p>
          </table:table-cell>
          <table:table-cell office:value-type="string">
            <text:p>MOV</text:p>
          </table:table-cell>
          <table:table-cell office:value-type="float" office:value="16">
            <text:p>16</text:p>
          </table:table-cell>
          <table:table-cell office:value-type="string">
            <text:p>0x2000</text:p>
          </table:table-cell>
          <table:table-cell office:value-type="string">
            <text:p>0xF800</text:p>
          </table:table-cell>
          <table:table-cell office:value-type="float" office:value="2">
            <text:p>2</text:p>
          </table:table-cell>
          <table:table-cell office:value-type="string">
            <text:p>10-8</text:p>
          </table:table-cell>
          <table:table-cell office:value-type="string">
            <text:p>7-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OV_Imm_T2</text:p>
          </table:table-cell>
          <table:table-cell office:value-type="string">
            <text:p>MOV</text:p>
          </table:table-cell>
          <table:table-cell office:value-type="float" office:value="32">
            <text:p>32</text:p>
          </table:table-cell>
          <table:table-cell office:value-type="string">
            <text:p>0xF04F0000</text:p>
          </table:table-cell>
          <table:table-cell office:value-type="string">
            <text:p>0xFBEF8000</text:p>
          </table:table-cell>
          <table:table-cell office:value-type="float" office:value="2">
            <text:p>2</text:p>
          </table:table-cell>
          <table:table-cell office:value-type="string">
            <text:p>11-8</text:p>
          </table:table-cell>
          <table:table-cell office:value-type="string">
            <text:p>26-26:14-12:7-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OV_Imm_T3</text:p>
          </table:table-cell>
          <table:table-cell office:value-type="string">
            <text:p>MOVW</text:p>
          </table:table-cell>
          <table:table-cell office:value-type="float" office:value="32">
            <text:p>32</text:p>
          </table:table-cell>
          <table:table-cell office:value-type="string">
            <text:p>0xF2400000</text:p>
          </table:table-cell>
          <table:table-cell office:value-type="string">
            <text:p>0xFBF08000</text:p>
          </table:table-cell>
          <table:table-cell office:value-type="float" office:value="2">
            <text:p>2</text:p>
          </table:table-cell>
          <table:table-cell office:value-type="string">
            <text:p>11-8</text:p>
          </table:table-cell>
          <table:table-cell office:value-type="string">
            <text:p>19-16:26-26:14-12: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OV_Reg_T1</text:p>
          </table:table-cell>
          <table:table-cell office:value-type="string">
            <text:p>MOV</text:p>
          </table:table-cell>
          <table:table-cell office:value-type="float" office:value="16">
            <text:p>16</text:p>
          </table:table-cell>
          <table:table-cell office:value-type="string">
            <text:p>0x4600</text:p>
          </table:table-cell>
          <table:table-cell office:value-type="string">
            <text:p>0xFF00</text:p>
          </table:table-cell>
          <table:table-cell office:value-type="float" office:value="2">
            <text:p>2</text:p>
          </table:table-cell>
          <table:table-cell office:value-type="string">
            <text:p>2-0:6-3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MOV_Reg_T2</text:p>
          </table:table-cell>
          <table:table-cell office:value-type="string">
            <text:p>MOVS</text:p>
          </table:table-cell>
          <table:table-cell office:value-type="float" office:value="16">
            <text:p>16</text:p>
          </table:table-cell>
          <table:table-cell office:value-type="string">
            <text:p>0x0000</text:p>
          </table:table-cell>
          <table:table-cell office:value-type="string">
            <text:p>0xFFC0</text:p>
          </table:table-cell>
          <table:table-cell office:value-type="float" office:value="2">
            <text:p>2</text:p>
          </table:table-cell>
          <table:table-cell office:value-type="string">
            <text:p>2-0:5-3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OV_Reg_T3</text:p>
          </table:table-cell>
          <table:table-cell office:value-type="string">
            <text:p>MOV</text:p>
          </table:table-cell>
          <table:table-cell office:value-type="float" office:value="32">
            <text:p>32</text:p>
          </table:table-cell>
          <table:table-cell office:value-type="string">
            <text:p>0xEA4F0000</text:p>
          </table:table-cell>
          <table:table-cell office:value-type="string">
            <text:p>0xFFEF70F0</text:p>
          </table:table-cell>
          <table:table-cell office:value-type="float" office:value="2">
            <text:p>2</text:p>
          </table:table-cell>
          <table:table-cell office:value-type="string">
            <text:p>11-8:3-0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OVT_T1</text:p>
          </table:table-cell>
          <table:table-cell office:value-type="string">
            <text:p>MOVT</text:p>
          </table:table-cell>
          <table:table-cell office:value-type="float" office:value="32">
            <text:p>32</text:p>
          </table:table-cell>
          <table:table-cell office:value-type="string">
            <text:p>0xF2C00000</text:p>
          </table:table-cell>
          <table:table-cell office:value-type="string">
            <text:p>0xFBF08000</text:p>
          </table:table-cell>
          <table:table-cell office:value-type="float" office:value="2">
            <text:p>2</text:p>
          </table:table-cell>
          <table:table-cell office:value-type="string">
            <text:p>11-8</text:p>
          </table:table-cell>
          <table:table-cell office:value-type="string">
            <text:p>19-16:26-26:14-12: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L_T1</text:p>
          </table:table-cell>
          <table:table-cell office:value-type="string">
            <text:p>MUL</text:p>
          </table:table-cell>
          <table:table-cell office:value-type="float" office:value="16">
            <text:p>16</text:p>
          </table:table-cell>
          <table:table-cell office:value-type="string">
            <text:p>0x4340</text:p>
          </table:table-cell>
          <table:table-cell office:value-type="string">
            <text:p>0xFFC0</text:p>
          </table:table-cell>
          <table:table-cell office:value-type="float" office:value="3">
            <text:p>3</text:p>
          </table:table-cell>
          <table:table-cell office:value-type="string">
            <text:p>2-0:5-3:2-0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L_T2</text:p>
          </table:table-cell>
          <table:table-cell office:value-type="string">
            <text:p>MUL</text:p>
          </table:table-cell>
          <table:table-cell office:value-type="float" office:value="32">
            <text:p>32</text:p>
          </table:table-cell>
          <table:table-cell office:value-type="string">
            <text:p>0xFB00F000</text:p>
          </table:table-cell>
          <table:table-cell office:value-type="string">
            <text:p>0xFFF0F0F0</text:p>
          </table:table-cell>
          <table:table-cell office:value-type="float" office:value="3">
            <text:p>3</text:p>
          </table:table-cell>
          <table:table-cell office:value-type="string">
            <text:p>11-8:19-16:3-0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P_T1</text:p>
          </table:table-cell>
          <table:table-cell office:value-type="string">
            <text:p>POP</text:p>
          </table:table-cell>
          <table:table-cell office:value-type="float" office:value="16">
            <text:p>16</text:p>
          </table:table-cell>
          <table:table-cell office:value-type="string">
            <text:p>0xBC00</text:p>
          </table:table-cell>
          <table:table-cell office:value-type="string">
            <text:p>0xFE00</text:p>
          </table:table-cell>
          <table:table-cell office:value-type="float" office:value="1">
            <text:p>1</text:p>
          </table:table-cell>
          <table:table-cell office:value-type="string">
            <text:p>7-0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POP_T2</text:p>
          </table:table-cell>
          <table:table-cell office:value-type="string">
            <text:p>POP</text:p>
          </table:table-cell>
          <table:table-cell office:value-type="float" office:value="32">
            <text:p>32</text:p>
          </table:table-cell>
          <table:table-cell office:value-type="string">
            <text:p>0xE8BD0000</text:p>
          </table:table-cell>
          <table:table-cell office:value-type="string">
            <text:p>0xFFFF0000</text:p>
          </table:table-cell>
          <table:table-cell office:value-type="float" office:value="1">
            <text:p>1</text:p>
          </table:table-cell>
          <table:table-cell office:value-type="string">
            <text:p>12-0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POP_T3</text:p>
          </table:table-cell>
          <table:table-cell office:value-type="string">
            <text:p>POP</text:p>
          </table:table-cell>
          <table:table-cell office:value-type="float" office:value="32">
            <text:p>32</text:p>
          </table:table-cell>
          <table:table-cell office:value-type="string">
            <text:p>0xF85D0B04</text:p>
          </table:table-cell>
          <table:table-cell office:value-type="string">
            <text:p>0xFFFF0FFF</text:p>
          </table:table-cell>
          <table:table-cell office:value-type="float" office:value="1">
            <text:p>1</text:p>
          </table:table-cell>
          <table:table-cell office:value-type="string">
            <text:p>15-12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2">
          <table:table-cell office:value-type="string">
            <text:p>PUSH_T1</text:p>
          </table:table-cell>
          <table:table-cell office:value-type="string">
            <text:p>PUSH</text:p>
          </table:table-cell>
          <table:table-cell office:value-type="float" office:value="16">
            <text:p>16</text:p>
          </table:table-cell>
          <table:table-cell office:value-type="string">
            <text:p>0xB400</text:p>
          </table:table-cell>
          <table:table-cell office:value-type="string">
            <text:p>0xFE00</text:p>
          </table:table-cell>
          <table:table-cell office:value-type="float" office:value="1">
            <text:p>1</text:p>
          </table:table-cell>
          <table:table-cell office:value-type="string">
            <text:p>7-0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PUSH_T2</text:p>
          </table:table-cell>
          <table:table-cell office:value-type="string">
            <text:p>PUSH</text:p>
          </table:table-cell>
          <table:table-cell office:value-type="float" office:value="32">
            <text:p>32</text:p>
          </table:table-cell>
          <table:table-cell office:value-type="string">
            <text:p>0xE92D0000</text:p>
          </table:table-cell>
          <table:table-cell office:value-type="string">
            <text:p>0xFFFF0000</text:p>
          </table:table-cell>
          <table:table-cell office:value-type="float" office:value="1">
            <text:p>1</text:p>
          </table:table-cell>
          <table:table-cell office:value-type="string">
            <text:p>12-0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PUSH_T3</text:p>
          </table:table-cell>
          <table:table-cell office:value-type="string">
            <text:p>PUSH</text:p>
          </table:table-cell>
          <table:table-cell office:value-type="float" office:value="32">
            <text:p>32</text:p>
          </table:table-cell>
          <table:table-cell office:value-type="string">
            <text:p>0xF84D0D04</text:p>
          </table:table-cell>
          <table:table-cell office:value-type="string">
            <text:p>0xFFFF0FFF</text:p>
          </table:table-cell>
          <table:table-cell office:value-type="float" office:value="1">
            <text:p>1</text:p>
          </table:table-cell>
          <table:table-cell office:value-type="string">
            <text:p>15-12</text:p>
          </table:table-cell>
          <table:table-cell office:value-type="string">
            <text:p>N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string">
            <text:p>STR_Imm_T1</text:p>
          </table:table-cell>
          <table:table-cell office:value-type="string">
            <text:p>STR</text:p>
          </table:table-cell>
          <table:table-cell office:value-type="float" office:value="16">
            <text:p>16</text:p>
          </table:table-cell>
          <table:table-cell office:value-type="string">
            <text:p>0x6000</text:p>
          </table:table-cell>
          <table:table-cell office:value-type="string">
            <text:p>0xF800</text:p>
          </table:table-cell>
          <table:table-cell office:value-type="float" office:value="3">
            <text:p>3</text:p>
          </table:table-cell>
          <table:table-cell office:value-type="string">
            <text:p>2-0:5-3</text:p>
          </table:table-cell>
          <table:table-cell office:value-type="string">
            <text:p>10-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_Imm_T2</text:p>
          </table:table-cell>
          <table:table-cell office:value-type="string">
            <text:p>STR</text:p>
          </table:table-cell>
          <table:table-cell office:value-type="float" office:value="16">
            <text:p>16</text:p>
          </table:table-cell>
          <table:table-cell office:value-type="string">
            <text:p>0x9000</text:p>
          </table:table-cell>
          <table:table-cell office:value-type="string">
            <text:p>0xF800</text:p>
          </table:table-cell>
          <table:table-cell office:value-type="float" office:value="2">
            <text:p>2</text:p>
          </table:table-cell>
          <table:table-cell office:value-type="string">
            <text:p>10-8</text:p>
          </table:table-cell>
          <table:table-cell office:value-type="string">
            <text:p>7-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_Imm_T3</text:p>
          </table:table-cell>
          <table:table-cell office:value-type="string">
            <text:p>STR</text:p>
          </table:table-cell>
          <table:table-cell office:value-type="float" office:value="32">
            <text:p>32</text:p>
          </table:table-cell>
          <table:table-cell office:value-type="string">
            <text:p>0xF8C00000</text:p>
          </table:table-cell>
          <table:table-cell office:value-type="string">
            <text:p>0xFFF00000</text:p>
          </table:table-cell>
          <table:table-cell office:value-type="float" office:value="3">
            <text:p>3</text:p>
          </table:table-cell>
          <table:table-cell office:value-type="string">
            <text:p>15-12:19-16</text:p>
          </table:table-cell>
          <table:table-cell office:value-type="string">
            <text:p>11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R_Imm_T4</text:p>
          </table:table-cell>
          <table:table-cell office:value-type="string">
            <text:p>STR</text:p>
          </table:table-cell>
          <table:table-cell office:value-type="float" office:value="32">
            <text:p>32</text:p>
          </table:table-cell>
          <table:table-cell office:value-type="string">
            <text:p>0xF8400800</text:p>
          </table:table-cell>
          <table:table-cell office:value-type="string">
            <text:p>0xFFF00800</text:p>
          </table:table-cell>
          <table:table-cell office:value-type="float" office:value="3">
            <text:p>3</text:p>
          </table:table-cell>
          <table:table-cell office:value-type="string">
            <text:p>15-12:19-16</text:p>
          </table:table-cell>
          <table:table-cell office:value-type="string">
            <text:p>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_Reg_T1</text:p>
          </table:table-cell>
          <table:table-cell office:value-type="string">
            <text:p>STR</text:p>
          </table:table-cell>
          <table:table-cell office:value-type="float" office:value="16">
            <text:p>16</text:p>
          </table:table-cell>
          <table:table-cell office:value-type="string">
            <text:p>0x5000</text:p>
          </table:table-cell>
          <table:table-cell office:value-type="string">
            <text:p>0xFE00</text:p>
          </table:table-cell>
          <table:table-cell office:value-type="float" office:value="3">
            <text:p>3</text:p>
          </table:table-cell>
          <table:table-cell office:value-type="string">
            <text:p>2-0:5-3:8-6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_Reg_T2</text:p>
          </table:table-cell>
          <table:table-cell office:value-type="string">
            <text:p>STR</text:p>
          </table:table-cell>
          <table:table-cell office:value-type="float" office:value="32">
            <text:p>32</text:p>
          </table:table-cell>
          <table:table-cell office:value-type="string">
            <text:p>0xF8400000</text:p>
          </table:table-cell>
          <table:table-cell office:value-type="string">
            <text:p>0xFFF00FC0</text:p>
          </table:table-cell>
          <table:table-cell office:value-type="float" office:value="4">
            <text:p>4</text:p>
          </table:table-cell>
          <table:table-cell office:value-type="string">
            <text:p>15-12:19-16:3-0</text:p>
          </table:table-cell>
          <table:table-cell office:value-type="string">
            <text:p>5-4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UB_Imm_T1</text:p>
          </table:table-cell>
          <table:table-cell office:value-type="string">
            <text:p>SUB</text:p>
          </table:table-cell>
          <table:table-cell office:value-type="float" office:value="16">
            <text:p>16</text:p>
          </table:table-cell>
          <table:table-cell office:value-type="string">
            <text:p>0x1E00</text:p>
          </table:table-cell>
          <table:table-cell office:value-type="string">
            <text:p>0xFE00</text:p>
          </table:table-cell>
          <table:table-cell office:value-type="float" office:value="3">
            <text:p>3</text:p>
          </table:table-cell>
          <table:table-cell office:value-type="string">
            <text:p>2-0:5-3</text:p>
          </table:table-cell>
          <table:table-cell office:value-type="string">
            <text:p>8-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UB_Imm_T2</text:p>
          </table:table-cell>
          <table:table-cell office:value-type="string">
            <text:p>SUB</text:p>
          </table:table-cell>
          <table:table-cell office:value-type="float" office:value="16">
            <text:p>16</text:p>
          </table:table-cell>
          <table:table-cell office:value-type="string">
            <text:p>0x3800</text:p>
          </table:table-cell>
          <table:table-cell office:value-type="string">
            <text:p>0xF800</text:p>
          </table:table-cell>
          <table:table-cell office:value-type="float" office:value="2">
            <text:p>2</text:p>
          </table:table-cell>
          <table:table-cell office:value-type="string">
            <text:p>10-8</text:p>
          </table:table-cell>
          <table:table-cell office:value-type="string">
            <text:p>7-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UB_Imm_T3</text:p>
          </table:table-cell>
          <table:table-cell office:value-type="string">
            <text:p>SUB</text:p>
          </table:table-cell>
          <table:table-cell office:value-type="float" office:value="32">
            <text:p>32</text:p>
          </table:table-cell>
          <table:table-cell office:value-type="string">
            <text:p>0xF1A00000</text:p>
          </table:table-cell>
          <table:table-cell office:value-type="string">
            <text:p>0xFBE08000</text:p>
          </table:table-cell>
          <table:table-cell office:value-type="float" office:value="3">
            <text:p>3</text:p>
          </table:table-cell>
          <table:table-cell office:value-type="string">
            <text:p>11-8:19-16</text:p>
          </table:table-cell>
          <table:table-cell office:value-type="string">
            <text:p>26-26:14-12:7-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UB_Imm_T4</text:p>
          </table:table-cell>
          <table:table-cell office:value-type="string">
            <text:p>SUBW</text:p>
          </table:table-cell>
          <table:table-cell office:value-type="float" office:value="32">
            <text:p>32</text:p>
          </table:table-cell>
          <table:table-cell office:value-type="string">
            <text:p>0xF2A00000</text:p>
          </table:table-cell>
          <table:table-cell office:value-type="string">
            <text:p>0xFBF08000</text:p>
          </table:table-cell>
          <table:table-cell office:value-type="float" office:value="3">
            <text:p>3</text:p>
          </table:table-cell>
          <table:table-cell office:value-type="string">
            <text:p>11-8:19-16</text:p>
          </table:table-cell>
          <table:table-cell office:value-type="string">
            <text:p>26-26:14-12: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UB_Reg_T1</text:p>
          </table:table-cell>
          <table:table-cell office:value-type="string">
            <text:p>SUB</text:p>
          </table:table-cell>
          <table:table-cell office:value-type="float" office:value="16">
            <text:p>16</text:p>
          </table:table-cell>
          <table:table-cell office:value-type="string">
            <text:p>0x1A00</text:p>
          </table:table-cell>
          <table:table-cell office:value-type="string">
            <text:p>0xFE00</text:p>
          </table:table-cell>
          <table:table-cell office:value-type="float" office:value="3">
            <text:p>3</text:p>
          </table:table-cell>
          <table:table-cell office:value-type="string">
            <text:p>2-0:5-3:8-6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UB_Reg_T2</text:p>
          </table:table-cell>
          <table:table-cell office:value-type="string">
            <text:p>SUB</text:p>
          </table:table-cell>
          <table:table-cell office:value-type="float" office:value="32">
            <text:p>32</text:p>
          </table:table-cell>
          <table:table-cell office:value-type="string">
            <text:p>0xEBA00000</text:p>
          </table:table-cell>
          <table:table-cell office:value-type="string">
            <text:p>0xFFE00000</text:p>
          </table:table-cell>
          <table:table-cell office:value-type="float" office:value="4">
            <text:p>4</text:p>
          </table:table-cell>
          <table:table-cell office:value-type="string">
            <text:p>11-8:19-16:3-0</text:p>
          </table:table-cell>
          <table:table-cell office:value-type="string">
            <text:p>14-12:7-6:5-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VC_T1</text:p>
          </table:table-cell>
          <table:table-cell office:value-type="string">
            <text:p>SVC</text:p>
          </table:table-cell>
          <table:table-cell office:value-type="float" office:value="16">
            <text:p>16</text:p>
          </table:table-cell>
          <table:table-cell office:value-type="string">
            <text:p>0xDF00</text:p>
          </table:table-cell>
          <table:table-cell office:value-type="string">
            <text:p>0xFF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7-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date>2015-11-24T12:02:46</dc:date>
    <dc:creator>albissem </dc:creator>
    <meta:editing-duration>P0D</meta:editing-duration>
    <meta:editing-cycles>1</meta:editing-cycles>
    <meta:document-statistic meta:table-count="1" meta:cell-count="594" meta:object-count="0"/>
  </office:meta>
</office:document-meta>
</file>